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/>
  </office:font-face-decls>
  <office:automatic-styles>
    <style:style style:name="P1" style:family="paragraph" style:parent-style-name="Heading_20_1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h text:style-name="Heading_20_1" text:outline-level="1">Sample Heading</text:h>
        <text:p text:style-name="Text_20_body">Text 1 2 3!</text:p>
        <text:p text:style-name="Text_20_body">Hello<text:line-break/>world.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/>
    <style:font-face style:name="Liberation Serif" svg:font-family="'Liberation Serif'" style:font-family-generic="roman" style:font-pitch="variable"/>
    <style:font-face style:name="Liberation Serif1" svg:font-family="'Liberation Serif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Bitstream Vera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15%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Normal" style:family="paragraph">
      <style:paragraph-properties fo:orphans="2" fo:widows="2" style:writing-mode="lr-tb"/>
      <style:text-properties style:font-name="Liberation Serif1" fo:font-family="'Liberation Serif'" fo:font-size="12pt" fo:language="en" fo:country="IN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8pt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4.1$Linux_X86_64 LibreOffice_project/20$Build-1</meta:generator>
    <dc:title>testtitle</dc:title>
    <dc:subject>testsubject</dc:subject>
    <dc:creator>Olly</dc:creator>
    <meta:creation-date>2020-06-02T09:01:53.064315750</meta:creation-date>
    <dc:date>2022-01-05T14:50:22.614314718</dc:date>
    <meta:editing-duration>PT49S</meta:editing-duration>
    <meta:editing-cycles>1</meta:editing-cycles>
    <meta:document-statistic meta:table-count="0" meta:image-count="0" meta:object-count="0" meta:page-count="1" meta:paragraph-count="3" meta:word-count="8" meta:character-count="37" meta:non-whitespace-character-count="32"/>
  </office:meta>
</office:document-meta>
</file>